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1.15cm" fo:min-width="5.9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581cm" svg:height="0.962cm" svg:x="8.2cm" svg:y="4.8cm">
          <draw:text-box>
            <text:p>26 byte</text:p>
          </draw:text-box>
        </draw:frame>
        <draw:frame draw:style-name="gr1" draw:text-style-name="P1" draw:layer="layout" svg:width="2.229cm" svg:height="0.962cm" svg:x="8.371cm" svg:y="3.4cm">
          <draw:text-box>
            <text:p>4 byte</text:p>
          </draw:text-box>
        </draw:frame>
        <draw:custom-shape draw:style-name="gr2" draw:text-style-name="P2" draw:layer="layout" svg:width="6.4cm" svg:height="1.4cm" svg:x="6.6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1.4cm" svg:x="6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1.4cm" svg:x="6.6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cm" svg:y1="3.8cm" svg:x2="5.2cm" svg:y2="4.8cm">
          <text:p/>
        </draw:line>
        <draw:line draw:style-name="gr3" draw:text-style-name="P3" draw:layer="layout" svg:x1="7.6cm" svg:y1="5.2cm" svg:x2="5.2cm" svg:y2="4.8cm">
          <text:p/>
        </draw:line>
        <draw:frame draw:style-name="gr1" draw:text-style-name="P1" draw:layer="layout" svg:width="2.403cm" svg:height="0.962cm" svg:x="2.4cm" svg:y="4.238cm">
          <draw:text-box>
            <text:p>30byte</text:p>
          </draw:text-box>
        </draw:frame>
        <draw:frame draw:style-name="gr1" draw:text-style-name="P1" draw:layer="layout" svg:width="4.028cm" svg:height="1.081cm" svg:x="2.172cm" svg:y="5.719cm">
          <draw:text-box>
            <text:p>8で割れない</text:p>
          </draw:text-box>
        </draw:frame>
        <draw:line draw:style-name="gr4" draw:text-style-name="P3" draw:layer="layout" svg:x1="0.6cm" svg:y1="6.2cm" svg:x2="2cm" svg:y2="6.2cm">
          <text:p/>
        </draw:line>
        <draw:frame draw:style-name="gr1" draw:text-style-name="P1" draw:layer="layout" svg:width="2.229cm" svg:height="0.962cm" svg:x="8.6cm" svg:y="6.2cm">
          <draw:text-box>
            <text:p>2 byte</text:p>
          </draw:text-box>
        </draw:frame>
        <draw:line draw:style-name="gr4" draw:text-style-name="P3" draw:layer="layout" svg:x1="5.2cm" svg:y1="7.8cm" svg:x2="8cm" svg:y2="7cm">
          <text:p/>
        </draw:line>
        <draw:frame draw:style-name="gr1" draw:text-style-name="P1" draw:layer="layout" svg:width="9.671cm" svg:height="1.081cm" svg:x="2.572cm" svg:y="8.2cm">
          <draw:text-box>
            <text:p>８で割り切れるように2byte追加</text:p>
          </draw:text-box>
        </draw:frame>
        <draw:line draw:style-name="gr3" draw:text-style-name="P3" draw:layer="layout" svg:x1="14.2cm" svg:y1="4.2cm" svg:x2="11cm" svg:y2="4cm">
          <text:p/>
        </draw:line>
        <draw:line draw:style-name="gr3" draw:text-style-name="P3" draw:layer="layout" svg:x1="14.2cm" svg:y1="5.6cm" svg:x2="11cm" svg:y2="5.4cm">
          <text:p/>
        </draw:line>
        <draw:frame draw:style-name="gr1" draw:text-style-name="P1" draw:layer="layout" svg:width="4.337cm" svg:height="0.962cm" svg:x="14.4cm" svg:y="3.838cm">
          <draw:text-box>
            <text:p>chunk header</text:p>
          </draw:text-box>
        </draw:frame>
        <draw:frame draw:style-name="gr1" draw:text-style-name="P1" draw:layer="layout" svg:width="3.677cm" svg:height="1.081cm" svg:x="14.4cm" svg:y="5.2cm">
          <draw:text-box>
            <text:p>確保サイズ</text:p>
          </draw:text-box>
        </draw:frame>
        <draw:frame draw:style-name="gr1" draw:text-style-name="P1" draw:layer="layout" svg:width="3.457cm" svg:height="0.962cm" svg:x="8.186cm" svg:y="1.438cm">
          <draw:text-box>
            <text:p>malloc(26)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14T00:52:40.479409605</meta:creation-date>
    <dc:date>2019-08-14T00:58:51.272007766</dc:date>
    <meta:editing-duration>PT6M11S</meta:editing-duration>
    <meta:editing-cycles>1</meta:editing-cycles>
    <meta:document-statistic meta:object-count="41"/>
    <meta:generator>LibreOffice/6.3.0.2$Linux_X86_64 LibreOffice_project/30$Build-2</meta:generator>
  </office:meta>
</office:document-meta>
</file>